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3679FA72FBBAB7A57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008cm" draw:z-index="0"><draw:image xlink:href="Pictures/1000000100000739000003679FA72FBBAB7A57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8:37.178991234</meta:creation-date>
    <dc:date>2023-11-01T14:49:16.950503872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